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adornments="Book"/>
    <style:font-face style:name="DejaVu Sans Mono" svg:font-family="'DejaVu Sans Mono'" style:font-adornments="Book" style:font-pitch="fixed"/>
    <style:font-face style:name="DejaVu Sans Mono2" svg:font-family="'DejaVu Sans Mono'" style:font-adornments="Book" style:font-family-generic="modern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cm" fo:min-width="5.85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352cm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cm" fo:min-width="9.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cm" fo:min-width="4.58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="Arrow" draw:marker-end-width="0.352cm" draw:fill="none" draw:fill-color="#fffff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3.969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3.77cm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4.322cm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3.94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justify"/>
      <style:text-properties style:font-name="DejaVu Sans"/>
    </style:style>
    <style:style style:name="P9" style:family="paragraph">
      <loext:graphic-properties draw:fill="none" draw:fill-color="#ffffff"/>
      <style:paragraph-properties fo:text-align="justify"/>
      <style:text-properties style:font-name="DejaVu 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Mono2" style:font-name-asian="DejaVu Sans Mono2" style:font-name-complex="DejaVu Sans Mono2"/>
    </style:style>
    <style:style style:name="T3" style:family="text">
      <style:text-properties style:font-name="DejaVu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1" draw:style-name="dp1" draw:master-page-name="Default">
        <draw:frame draw:style-name="gr1" draw:text-style-name="P2" draw:layer="layout" svg:width="6.598cm" svg:height="2.731cm" svg:x="1cm" svg:y="1cm">
          <draw:text-box>
            <text:p text:style-name="P1"><text:span text:style-name="T1">Program Version 1:</text:span></text:p>
            <text:p text:style-name="P1"><text:span text:style-name="T1">(1) middle(X, [X]).</text:span></text:p>
            <text:p text:style-name="P1"><text:span text:style-name="T1">(2) middle(X, [H|</text:span><text:span text:style-name="T1">T]) :-</text:span></text:p>
            <text:p text:style-name="P1"><text:span text:style-name="T1">(3) <text:s text:c="2"/>append(M, [L], </text:span><text:span text:style-name="T1">T),</text:span></text:p>
            <text:p text:style-name="P1"><text:span text:style-name="T1">(4) <text:s text:c="2"/>middle(X, M).</text:span></text:p>
          </draw:text-box>
        </draw:frame>
        <draw:custom-shape draw:style-name="gr2" draw:text-style-name="P4" xml:id="id1" draw:id="id1" draw:layer="layout" svg:width="6.35cm" svg:height="1.27cm" svg:x="8.62cm" svg:y="4.81cm">
          <text:p text:style-name="P3">?- middle(X, [a,b,c])</text:p>
          <draw:enhanced-geometry svg:viewBox="0 0 21600 21600" draw:type="rectangle" draw:enhanced-path="M 0 0 L 21600 0 21600 21600 0 21600 0 0 Z N"/>
        </draw:custom-shape>
        <draw:custom-shape draw:style-name="gr2" draw:text-style-name="P6" xml:id="id2" draw:id="id2" draw:layer="layout" svg:width="6.35cm" svg:height="1.27cm" svg:x="8.62cm" svg:y="8.62cm">
          <text:p text:style-name="P5"><text:span text:style-name="T1">--derivation failed--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795cm" svg:y1="6.08cm" svg:x2="11.795cm" svg:y2="8.62cm" draw:start-shape="id1" draw:start-glue-point="2" draw:end-shape="id2" draw:end-glue-point="0" svg:d="M11795 6080v2540" svg:viewBox="0 0 1 2541">
          <text:p text:style-name="P3">(1) {<text:span text:style-name="T2">ε}</text:span> <text:s text:c="8"/></text:p>
        </draw:connector>
        <draw:custom-shape draw:style-name="gr4" draw:text-style-name="P4" xml:id="id3" draw:id="id3" draw:layer="layout" svg:width="10.16cm" svg:height="1.27cm" svg:x="16.24cm" svg:y="8.62cm">
          <text:p text:style-name="P3">:- append(M, [L], [b,c]), middle(X, M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svg:x1="11.795cm" svg:y1="6.08cm" svg:x2="21.32cm" svg:y2="8.62cm" draw:start-shape="id1" draw:start-glue-point="2" draw:end-shape="id3" svg:d="M11795 6080v1270h9525v1270" svg:viewBox="0 0 9526 2541">
          <text:p text:style-name="P3">(2) {H/a, T/[b,c]}</text:p>
          <text:p text:style-name="P3"/>
          <text:p text:style-name="P3"/>
        </draw:connector>
        <draw:custom-shape draw:style-name="gr5" draw:text-style-name="P4" xml:id="id4" draw:id="id4" draw:layer="layout" svg:width="5.08cm" svg:height="1.27cm" svg:x="18.78cm" svg:y="12.43cm">
          <text:p text:style-name="P3">:- middle(X, [b]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svg:x1="21.32cm" svg:y1="9.89cm" svg:x2="21.32cm" svg:y2="12.43cm" draw:start-shape="id3" draw:start-glue-point="2" draw:end-shape="id4" draw:end-glue-point="0" svg:d="M21320 9890v2540" svg:viewBox="0 0 1 2541">
          <text:p text:style-name="P3">(3) {M/[b], L/c} <text:s text:c="10"/><text:s text:c="7"/></text:p>
        </draw:connector>
        <draw:custom-shape draw:style-name="gr2" draw:text-style-name="P6" xml:id="id5" draw:id="id5" draw:layer="layout" svg:width="6.35cm" svg:height="1.27cm" svg:x="18.145cm" svg:y="16.24cm">
          <text:p text:style-name="P5"><text:span text:style-name="T1">--derivation success-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7" draw:layer="layout" svg:x1="21.32cm" svg:y1="13.7cm" svg:x2="21.32cm" svg:y2="16.24cm" draw:start-shape="id4" draw:start-glue-point="2" draw:end-shape="id5" svg:d="M21320 13700v2540" svg:viewBox="0 0 1 2541">
          <text:p text:style-name="P3">(3,1) {X/b} <text:s text:c="12"/></text:p>
        </draw:connector>
        <draw:line draw:style-name="gr6" draw:text-style-name="P7" draw:layer="layout" svg:x1="11.795cm" svg:y1="3.54cm" svg:x2="11.795cm" svg:y2="4.81cm">
          <text:p/>
        </draw:line>
        <draw:frame draw:style-name="gr7" draw:text-style-name="P9" draw:layer="layout" svg:width="13.97cm" svg:height="4.219cm" svg:x="2.27cm" svg:y="12.854cm">
          <draw:text-box>
            <text:p text:style-name="P8"><text:span text:style-name="T3">Since prolog selects </text:span><text:span text:style-name="T3">potential clauses </text:span><text:span text:style-name="T3">for a derivation </text:span><text:span text:style-name="T3">starting from the </text:span><text:span text:style-name="T3">top-most clause </text:span><text:span text:style-name="T3">(e.g. (1) in this first </text:span><text:span text:style-name="T3">version) and then </text:span><text:span text:style-name="T3">traverses potential </text:span><text:span text:style-name="T3">solutions depth-first </text:span><text:span text:style-name="T3">and doing a </text:span><text:span text:style-name="T3">backtrack if </text:span><text:span text:style-name="T3">needed. Our </text:span><text:span text:style-name="T3">version of the </text:span><text:span text:style-name="T3">program will first </text:span><text:span text:style-name="T3">fail to derive the (1) </text:span><text:span text:style-name="T3">clause since no </text:span><text:span text:style-name="T3">valid substitution </text:span><text:span text:style-name="T3">could be found, </text:span><text:span text:style-name="T3">which will then </text:span><text:span text:style-name="T3">attempt (2), which </text:span><text:span text:style-name="T3">indeed has a valid </text:span><text:span text:style-name="T3">subsitution, and will </text:span><text:span text:style-name="T3">continue to then </text:span><text:span text:style-name="T3">apply (1) again, </text:span><text:span text:style-name="T3">which this time will </text:span><text:span text:style-name="T3">work and the </text:span><text:span text:style-name="T3">solution/goal </text:span><text:span text:style-name="T3">subsitution {X/b} </text:span><text:span text:style-name="T3">will be successfully </text:span><text:span text:style-name="T3">derived.</text:span></text:p>
          </draw:text-box>
        </draw:frame>
      </draw:page>
      <draw:page draw:name="V2" draw:style-name="dp1" draw:master-page-name="Default">
        <draw:frame draw:style-name="gr1" draw:text-style-name="P2" draw:layer="layout" svg:width="6.598cm" svg:height="2.731cm" svg:x="1cm" svg:y="1.001cm">
          <draw:text-box>
            <text:p text:style-name="P1"><text:span text:style-name="T1">Pr</text:span><text:span text:style-name="T1">og</text:span><text:span text:style-name="T1">ra</text:span><text:span text:style-name="T1">m </text:span><text:span text:style-name="T1">Ve</text:span><text:span text:style-name="T1">rs</text:span><text:span text:style-name="T1">io</text:span><text:span text:style-name="T1">n </text:span><text:span text:style-name="T1">2:</text:span></text:p>
            <text:p text:style-name="P1"><text:span text:style-name="T1">(1</text:span><text:span text:style-name="T1">) </text:span><text:span text:style-name="T1">mi</text:span><text:span text:style-name="T1">dd</text:span><text:span text:style-name="T1">le</text:span><text:span text:style-name="T1">(X</text:span><text:span text:style-name="T1">, </text:span><text:span text:style-name="T1">[H</text:span><text:span text:style-name="T1">|</text:span><text:span text:style-name="T1">T]</text:span><text:span text:style-name="T1">) </text:span><text:span text:style-name="T1">:-</text:span></text:p>
            <text:p text:style-name="P1"><text:span text:style-name="T1">(2</text:span><text:span text:style-name="T1">) <text:s/></text:span><text:span text:style-name="T1"><text:s/></text:span><text:span text:style-name="T1">ap</text:span><text:span text:style-name="T1">pe</text:span><text:span text:style-name="T1">nd</text:span><text:span text:style-name="T1">(M</text:span><text:span text:style-name="T1">, </text:span><text:span text:style-name="T1">[L</text:span><text:span text:style-name="T1">], </text:span><text:span text:style-name="T1">T)</text:span><text:span text:style-name="T1">,</text:span></text:p>
            <text:p text:style-name="P1"><text:span text:style-name="T1">(3</text:span><text:span text:style-name="T1">) <text:s/></text:span><text:span text:style-name="T1"><text:s/></text:span><text:span text:style-name="T1">mi</text:span><text:span text:style-name="T1">dd</text:span><text:span text:style-name="T1">le</text:span><text:span text:style-name="T1">(X</text:span><text:span text:style-name="T1">, </text:span><text:span text:style-name="T1">M)</text:span><text:span text:style-name="T1">.</text:span></text:p>
            <text:p text:style-name="P1"><text:span text:style-name="T1">(4</text:span><text:span text:style-name="T1">) </text:span><text:span text:style-name="T1">mi</text:span><text:span text:style-name="T1">dd</text:span><text:span text:style-name="T1">le</text:span><text:span text:style-name="T1">(X</text:span><text:span text:style-name="T1">, </text:span><text:span text:style-name="T1">[X</text:span><text:span text:style-name="T1">])</text:span><text:span text:style-name="T1">.</text:span></text:p>
          </draw:text-box>
        </draw:frame>
        <draw:custom-shape draw:style-name="gr2" draw:text-style-name="P4" xml:id="id6" draw:id="id6" draw:layer="layout" svg:width="6.35cm" svg:height="1.27cm" svg:x="8.62cm" svg:y="4.81cm">
          <text:p text:style-name="P3">?- middle(X, [a,b,c])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10.16cm" svg:height="1.27cm" svg:x="6.715cm" svg:y="8.62cm">
          <text:p text:style-name="P3">:- append(M, [L], [b,c]), middle(X, M)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795cm" svg:y1="6.08cm" svg:x2="11.795cm" svg:y2="8.62cm" draw:start-shape="id6" draw:start-glue-point="2" draw:end-shape="id7" svg:d="M11795 6080v2540" svg:viewBox="0 0 1 2541">
          <text:p text:style-name="P3"/>
          <text:p text:style-name="P3"/>
          <text:p text:style-name="P3">(1) {H/a, T/[b,c]} <text:s text:c="3"/><text:s text:c="3"/><text:s text:c="3"/><text:s text:c="3"/><text:s text:c="3"/><text:s text:c="3"/><text:s text:c="2"/></text:p>
          <text:p text:style-name="P3"/>
          <text:p text:style-name="P3"/>
        </draw:connector>
        <draw:custom-shape draw:style-name="gr5" draw:text-style-name="P4" xml:id="id8" draw:id="id8" draw:layer="layout" svg:width="5.08cm" svg:height="1.27cm" svg:x="9.255cm" svg:y="12.43cm">
          <text:p text:style-name="P3">:- middle(X, [b])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795cm" svg:y1="9.89cm" svg:x2="11.795cm" svg:y2="12.43cm" draw:start-shape="id7" draw:start-glue-point="2" draw:end-shape="id8" draw:end-glue-point="0" svg:d="M11795 9890v2540" svg:viewBox="0 0 1 2541">
          <text:p text:style-name="P3">(2) {M/[b], L/c} <text:s text:c="3"/><text:s text:c="3"/><text:s text:c="3"/><text:s text:c="3"/><text:s text:c="3"/><text:s text:c="2"/></text:p>
        </draw:connector>
        <draw:custom-shape draw:style-name="gr2" draw:text-style-name="P6" xml:id="id9" draw:id="id9" draw:layer="layout" svg:width="6.35cm" svg:height="1.27cm" svg:x="8.62cm" svg:y="16.24cm">
          <text:p text:style-name="P5"><text:span text:style-name="T1">--derivation </text:span><text:span text:style-name="T1">success--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795cm" svg:y1="13.7cm" svg:x2="11.795cm" svg:y2="16.24cm" draw:start-shape="id8" draw:start-glue-point="2" draw:end-shape="id9" svg:d="M11795 13700v2540" svg:viewBox="0 0 1 2541">
          <text:p text:style-name="P3">(3,4) {X/b} <text:s/><text:s text:c="3"/><text:s text:c="3"/><text:s text:c="3"/><text:s text:c="2"/></text:p>
        </draw:connector>
        <draw:line draw:style-name="gr6" draw:text-style-name="P7" draw:layer="layout" svg:x1="11.795cm" svg:y1="3.54cm" svg:x2="11.795cm" svg:y2="4.81cm">
          <text:p/>
        </draw:line>
        <draw:custom-shape draw:style-name="gr2" draw:text-style-name="P6" xml:id="id10" draw:id="id10" draw:layer="layout" svg:width="6.35cm" svg:height="1.27cm" svg:x="18.78cm" svg:y="8.62cm">
          <text:p text:style-name="P5"><text:span text:style-name="T1">--derivation failed--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795cm" svg:y1="6.08cm" svg:x2="21.955cm" svg:y2="8.62cm" draw:start-shape="id6" draw:start-glue-point="2" draw:end-shape="id10" draw:end-glue-point="0" svg:d="M11795 6080v1270h10160v1270" svg:viewBox="0 0 10161 2541">
          <text:p text:style-name="P3">(4) {<text:span text:style-name="T2">ε</text:span><text:span text:style-name="T2">}</text:span></text:p>
          <text:p text:style-name="P3"><text:span text:style-name="T2"/></text:p>
          <text:p text:style-name="P3"><text:span text:style-name="T2"/></text:p>
        </draw:connector>
        <draw:frame draw:style-name="gr8" draw:text-style-name="P9" draw:layer="layout" svg:width="8.89cm" svg:height="4.219cm" svg:x="16.24cm" svg:y="12.43cm">
          <draw:text-box>
            <text:p text:style-name="P8"><text:span text:style-name="T3">Si</text:span><text:span text:style-name="T3">mil</text:span><text:span text:style-name="T3">ar </text:span><text:span text:style-name="T3">to </text:span><text:span text:style-name="T3">the </text:span><text:span text:style-name="T3">firs</text:span><text:span text:style-name="T3">t </text:span><text:span text:style-name="T3">ver</text:span><text:span text:style-name="T3">sio</text:span><text:span text:style-name="T3">n </text:span><text:span text:style-name="T3">of </text:span><text:span text:style-name="T3">the </text:span><text:span text:style-name="T3">pro</text:span><text:span text:style-name="T3">g., </text:span><text:span text:style-name="T3">the </text:span><text:span text:style-name="T3">qu</text:span><text:span text:style-name="T3">ery </text:span><text:span text:style-name="T3">will </text:span><text:span text:style-name="T3">suc</text:span><text:span text:style-name="T3">cee</text:span><text:span text:style-name="T3">d, </text:span><text:span text:style-name="T3">an</text:span><text:span text:style-name="T3">d </text:span><text:span text:style-name="T3">the </text:span><text:span text:style-name="T3">tre</text:span><text:span text:style-name="T3">e </text:span><text:span text:style-name="T3">it-</text:span><text:span text:style-name="T3">self </text:span><text:span text:style-name="T3">wil </text:span><text:span text:style-name="T3">loo</text:span><text:span text:style-name="T3">k </text:span><text:span text:style-name="T3">qui</text:span><text:span text:style-name="T3">te </text:span><text:span text:style-name="T3">sim</text:span><text:span text:style-name="T3">ilar</text:span><text:span text:style-name="T3">, </text:span><text:span text:style-name="T3">but </text:span><text:span text:style-name="T3">rot</text:span><text:span text:style-name="T3">ate</text:span><text:span text:style-name="T3">d. </text:span><text:span text:style-name="T3">Inst</text:span><text:span text:style-name="T3">ea</text:span><text:span text:style-name="T3">d </text:span><text:span text:style-name="T3">of </text:span><text:span text:style-name="T3">firs</text:span><text:span text:style-name="T3">t </text:span><text:span text:style-name="T3">faili</text:span><text:span text:style-name="T3">ng </text:span><text:span text:style-name="T3">the </text:span><text:span text:style-name="T3">der</text:span><text:span text:style-name="T3">ivat</text:span><text:span text:style-name="T3">ion, </text:span><text:span text:style-name="T3">it </text:span><text:span text:style-name="T3">will </text:span><text:span text:style-name="T3">suc</text:span><text:span text:style-name="T3">cee</text:span><text:span text:style-name="T3">d in </text:span><text:span text:style-name="T3">der</text:span><text:span text:style-name="T3">ivin</text:span><text:span text:style-name="T3">g </text:span><text:span text:style-name="T3">the </text:span><text:span text:style-name="T3">ans</text:span><text:span text:style-name="T3">we</text:span><text:span text:style-name="T3">r in </text:span><text:span text:style-name="T3">its </text:span><text:span text:style-name="T3">firs</text:span><text:span text:style-name="T3">t </text:span><text:span text:style-name="T3">try. </text:span><text:span text:style-name="T3">Thi</text:span><text:span text:style-name="T3">s </text:span><text:span text:style-name="T3">ha</text:span><text:span text:style-name="T3">pp</text:span><text:span text:style-name="T3">ens</text:span><text:span text:style-name="T3">, as </text:span><text:span text:style-name="T3">has </text:span><text:span text:style-name="T3">be</text:span><text:span text:style-name="T3">en </text:span><text:span text:style-name="T3">sai</text:span><text:span text:style-name="T3">d </text:span><text:span text:style-name="T3">bef</text:span><text:span text:style-name="T3">ore</text:span><text:span text:style-name="T3">, </text:span><text:span text:style-name="T3">bec</text:span><text:span text:style-name="T3">aus</text:span><text:span text:style-name="T3">e </text:span><text:span text:style-name="T3">of </text:span><text:span text:style-name="T3">the </text:span><text:span text:style-name="T3">sel</text:span><text:span text:style-name="T3">ecti</text:span><text:span text:style-name="T3">on </text:span><text:span text:style-name="T3">str</text:span><text:span text:style-name="T3">ate</text:span><text:span text:style-name="T3">gy </text:span><text:span text:style-name="T3">bei</text:span><text:span text:style-name="T3">ng </text:span><text:span text:style-name="T3">im</text:span><text:span text:style-name="T3">ple</text:span><text:span text:style-name="T3">me</text:span><text:span text:style-name="T3">nte</text:span><text:span text:style-name="T3">d </text:span><text:span text:style-name="T3">by </text:span><text:span text:style-name="T3">Prol</text:span><text:span text:style-name="T3">og.</text:span></text:p>
          </draw:text-box>
        </draw:frame>
      </draw:page>
      <draw:page draw:name="V3" draw:style-name="dp1" draw:master-page-name="Default">
        <draw:frame draw:style-name="gr1" draw:text-style-name="P2" draw:layer="layout" svg:width="6.598cm" svg:height="2.731cm" svg:x="1cm" svg:y="1.002cm">
          <draw:text-box>
            <text:p text:style-name="P1"><text:span text:style-name="T1">Pr</text:span><text:span text:style-name="T1">og</text:span><text:span text:style-name="T1">ra</text:span><text:span text:style-name="T1">m </text:span><text:span text:style-name="T1">Ve</text:span><text:span text:style-name="T1">rs</text:span><text:span text:style-name="T1">io</text:span><text:span text:style-name="T1">n </text:span><text:span text:style-name="T1">3:</text:span></text:p>
            <text:p text:style-name="P1"><text:span text:style-name="T1">(1</text:span><text:span text:style-name="T1">) </text:span><text:span text:style-name="T1">mi</text:span><text:span text:style-name="T1">dd</text:span><text:span text:style-name="T1">le</text:span><text:span text:style-name="T1">(X</text:span><text:span text:style-name="T1">, </text:span><text:span text:style-name="T1">[H</text:span><text:span text:style-name="T1">|</text:span><text:span text:style-name="T1">T]</text:span><text:span text:style-name="T1">) </text:span><text:span text:style-name="T1">:-</text:span></text:p>
            <text:p text:style-name="P1"><text:span text:style-name="T1">(2</text:span><text:span text:style-name="T1">) <text:s/></text:span><text:span text:style-name="T1"><text:s/></text:span><text:span text:style-name="T1">mi</text:span><text:span text:style-name="T1">dd</text:span><text:span text:style-name="T1">le</text:span><text:span text:style-name="T1">(X</text:span><text:span text:style-name="T1">, </text:span><text:span text:style-name="T1">M)</text:span><text:span text:style-name="T1">,</text:span></text:p>
            <text:p text:style-name="P1"><text:span text:style-name="T1">(3</text:span><text:span text:style-name="T1">) <text:s/></text:span><text:span text:style-name="T1"><text:s/></text:span><text:span text:style-name="T1">ap</text:span><text:span text:style-name="T1">pe</text:span><text:span text:style-name="T1">nd</text:span><text:span text:style-name="T1">(M</text:span><text:span text:style-name="T1">, </text:span><text:span text:style-name="T1">[L</text:span><text:span text:style-name="T1">], </text:span><text:span text:style-name="T1">T)</text:span><text:span text:style-name="T1">.</text:span></text:p>
            <text:p text:style-name="P1"><text:span text:style-name="T1">(4</text:span><text:span text:style-name="T1">) </text:span><text:span text:style-name="T1">mi</text:span><text:span text:style-name="T1">dd</text:span><text:span text:style-name="T1">le</text:span><text:span text:style-name="T1">(X</text:span><text:span text:style-name="T1">, </text:span><text:span text:style-name="T1">[X</text:span><text:span text:style-name="T1">])</text:span><text:span text:style-name="T1">.</text:span></text:p>
          </draw:text-box>
        </draw:frame>
        <draw:custom-shape draw:style-name="gr2" draw:text-style-name="P4" draw:layer="layout" svg:width="6.35cm" svg:height="1.27cm" svg:x="8.62cm" svg:y="4.81cm">
          <text:p text:style-name="P3">?- middle(X, [a,b,c])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1.795cm" svg:y1="3.54cm" svg:x2="11.795cm" svg:y2="4.81cm">
          <text:p/>
        </draw:line>
        <draw:custom-shape draw:style-name="gr4" draw:text-style-name="P4" xml:id="id11" draw:id="id11" draw:layer="layout" svg:width="10.16cm" svg:height="1.27cm" svg:x="6.715cm" svg:y="8.62cm">
          <text:p text:style-name="P3">:- middle(X, M), append(M, [L], [b,c])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795cm" svg:y1="6.08cm" svg:x2="11.795cm" svg:y2="8.62cm" draw:end-shape="id11" svg:d="M11795 6080v2540" svg:viewBox="0 0 1 2541">
          <text:p text:style-name="P3"/>
          <text:p text:style-name="P3"/>
          <text:p text:style-name="P3">(1) {H/a, T/[b,c]} <text:s text:c="3"/><text:s text:c="3"/><text:s text:c="3"/><text:s text:c="3"/><text:s text:c="3"/><text:s text:c="3"/><text:s text:c="2"/></text:p>
          <text:p text:style-name="P3"/>
          <text:p text:style-name="P3"/>
        </draw:connector>
        <draw:custom-shape draw:style-name="gr2" draw:text-style-name="P6" xml:id="id12" draw:id="id12" draw:layer="layout" svg:width="6.35cm" svg:height="1.27cm" svg:x="18.781cm" svg:y="8.62cm">
          <text:p text:style-name="P5"><text:span text:style-name="T1">--derivation failed--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draw:line-skew="0.25cm" svg:x1="11.796cm" svg:y1="6.08cm" svg:x2="21.956cm" svg:y2="8.62cm" draw:end-shape="id12" draw:end-glue-point="0" svg:d="M11796 6080v1261h10160v1279" svg:viewBox="0 0 10161 2541">
          <text:p text:style-name="P3">(4) {<text:span text:style-name="T2">ε</text:span><text:span text:style-name="T2">}</text:span></text:p>
          <text:p text:style-name="P3"><text:span text:style-name="T2"/></text:p>
          <text:p text:style-name="P3"><text:span text:style-name="T2"/></text:p>
        </draw:connector>
        <draw:custom-shape draw:style-name="gr2" draw:text-style-name="P6" xml:id="id13" draw:id="id13" draw:layer="layout" svg:width="6.35cm" svg:height="1.27cm" svg:x="8.62cm" svg:y="12.43cm">
          <text:p text:style-name="P5"><text:span text:style-name="T1">--infinite </text:span><text:span text:style-name="T1">derivation--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795cm" svg:y1="9.89cm" svg:x2="11.795cm" svg:y2="12.43cm" draw:start-shape="id11" draw:start-glue-point="2" draw:end-shape="id13" draw:end-glue-point="0" svg:d="M11795 9890v2540" svg:viewBox="0 0 1 2541">
          <text:p text:style-name="P3">(2) {<text:span text:style-name="T2">ε</text:span>} <text:s/><text:s text:c="3"/><text:s text:c="3"/><text:s/></text:p>
        </draw:connector>
        <draw:custom-shape draw:style-name="gr5" draw:text-style-name="P4" xml:id="id14" draw:id="id14" draw:layer="layout" svg:width="5.08cm" svg:height="1.27cm" svg:x="16.24cm" svg:y="12.43cm">
          <text:p text:style-name="P3">:- middle(X, [b])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795cm" svg:y1="9.89cm" svg:x2="18.78cm" svg:y2="12.43cm" draw:start-shape="id11" draw:start-glue-point="2" draw:end-shape="id14" draw:end-glue-point="0" svg:d="M11795 9890v1270h6985v1270" svg:viewBox="0 0 6986 2541">
          <text:p text:style-name="P3">(3) {M/[b], L/c}</text:p>
          <text:p text:style-name="P3"/>
          <text:p text:style-name="P3"/>
        </draw:connector>
        <draw:custom-shape draw:style-name="gr2" draw:text-style-name="P6" xml:id="id15" draw:id="id15" draw:layer="layout" svg:width="6.35cm" svg:height="1.27cm" svg:x="15.605cm" svg:y="16.24cm">
          <text:p text:style-name="P5"><text:span text:style-name="T1">--derivation success--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8.78cm" svg:y1="13.7cm" svg:x2="18.78cm" svg:y2="16.24cm" draw:start-shape="id14" draw:start-glue-point="2" draw:end-shape="id15" svg:d="M18780 13700v2540" svg:viewBox="0 0 1 2541">
          <text:p text:style-name="P3">(2,4) {X/b} <text:s/><text:s text:c="3"/><text:s text:c="3"/><text:s text:c="3"/><text:s text:c="2"/></text:p>
        </draw:connector>
        <draw:frame draw:style-name="gr9" draw:text-style-name="P9" draw:layer="layout" svg:width="8.89cm" svg:height="4.715cm" svg:x="3.54cm" svg:y="14.97cm">
          <draw:text-box>
            <text:p text:style-name="P8"><text:span text:style-name="T3">Ag</text:span><text:span text:style-name="T3">ain, </text:span><text:span text:style-name="T3">the </text:span><text:span text:style-name="T3">der</text:span><text:span text:style-name="T3">ivat</text:span><text:span text:style-name="T3">ion </text:span><text:span text:style-name="T3">is </text:span><text:span text:style-name="T3">aff</text:span><text:span text:style-name="T3">ect</text:span><text:span text:style-name="T3">ed </text:span><text:span text:style-name="T3">by </text:span><text:span text:style-name="T3">the </text:span><text:span text:style-name="T3">Prol</text:span><text:span text:style-name="T3">og </text:span><text:span text:style-name="T3">sel</text:span><text:span text:style-name="T3">ecti</text:span><text:span text:style-name="T3">on </text:span><text:span text:style-name="T3">str</text:span><text:span text:style-name="T3">ate</text:span><text:span text:style-name="T3">gie</text:span><text:span text:style-name="T3">s, </text:span><text:span text:style-name="T3">inst</text:span><text:span text:style-name="T3">ea</text:span><text:span text:style-name="T3">d </text:span><text:span text:style-name="T3">of </text:span><text:span text:style-name="T3">pic</text:span><text:span text:style-name="T3">kin</text:span><text:span text:style-name="T3">g </text:span><text:span text:style-name="T3">‘ap</text:span><text:span text:style-name="T3">pe</text:span><text:span text:style-name="T3">nd’ </text:span><text:span text:style-name="T3">bef</text:span><text:span text:style-name="T3">ore </text:span><text:span text:style-name="T3">‘mi</text:span><text:span text:style-name="T3">ddl</text:span><text:span text:style-name="T3">e’ </text:span><text:span text:style-name="T3">wh</text:span><text:span text:style-name="T3">en </text:span><text:span text:style-name="T3">exp</text:span><text:span text:style-name="T3">an</text:span><text:span text:style-name="T3">din</text:span><text:span text:style-name="T3">g </text:span><text:span text:style-name="T3">cla</text:span><text:span text:style-name="T3">use </text:span><text:span text:style-name="T3">(1), </text:span><text:span text:style-name="T3">the </text:span><text:span text:style-name="T3">pro</text:span><text:span text:style-name="T3">gra</text:span><text:span text:style-name="T3">m </text:span><text:span text:style-name="T3">will </text:span><text:span text:style-name="T3">fin</text:span><text:span text:style-name="T3">d </text:span><text:span text:style-name="T3">itse</text:span><text:span text:style-name="T3">lf </text:span><text:span text:style-name="T3">tryi</text:span><text:span text:style-name="T3">ng </text:span><text:span text:style-name="T3">to </text:span><text:span text:style-name="T3">fin</text:span><text:span text:style-name="T3">d </text:span><text:span text:style-name="T3">the </text:span><text:span text:style-name="T3">mi</text:span><text:span text:style-name="T3">ddl</text:span><text:span text:style-name="T3">e </text:span><text:span text:style-name="T3">an</text:span><text:span text:style-name="T3">d </text:span><text:span text:style-name="T3">wit</text:span><text:span text:style-name="T3">h </text:span><text:span text:style-name="T3">no </text:span><text:span text:style-name="T3">ad</text:span><text:span text:style-name="T3">diti</text:span><text:span text:style-name="T3">on</text:span><text:span text:style-name="T3">al </text:span><text:span text:style-name="T3">inf</text:span><text:span text:style-name="T3">or</text:span><text:span text:style-name="T3">ma</text:span><text:span text:style-name="T3">tio</text:span><text:span text:style-name="T3">n </text:span><text:span text:style-name="T3">gai</text:span><text:span text:style-name="T3">ne</text:span><text:span text:style-name="T3">d. </text:span><text:span text:style-name="T3">Loo</text:span><text:span text:style-name="T3">k </text:span><text:span text:style-name="T3">at </text:span><text:span text:style-name="T3">pro</text:span><text:span text:style-name="T3">gra</text:span><text:span text:style-name="T3">m </text:span><text:span text:style-name="T3">ver</text:span><text:span text:style-name="T3">sio</text:span><text:span text:style-name="T3">n 1 </text:span><text:span text:style-name="T3">an</text:span><text:span text:style-name="T3">d </text:span><text:span text:style-name="T3">2, </text:span><text:span text:style-name="T3">wh</text:span><text:span text:style-name="T3">en </text:span><text:span text:style-name="T3">the </text:span><text:span text:style-name="T3">‘ap</text:span><text:span text:style-name="T3">pe</text:span><text:span text:style-name="T3">nd’ </text:span><text:span text:style-name="T3">wa</text:span><text:span text:style-name="T3">s </text:span><text:span text:style-name="T3">bef</text:span><text:span text:style-name="T3">ore</text:span><text:span text:style-name="T3">, </text:span><text:span text:style-name="T3">allo</text:span><text:span text:style-name="T3">win</text:span><text:span text:style-name="T3">g </text:span><text:span text:style-name="T3">the </text:span><text:span text:style-name="T3">der</text:span><text:span text:style-name="T3">ivat</text:span><text:span text:style-name="T3">ion </text:span><text:span text:style-name="T3">to </text:span><text:span text:style-name="T3">act</text:span><text:span text:style-name="T3">uall</text:span><text:span text:style-name="T3">y </text:span><text:span text:style-name="T3">res</text:span><text:span text:style-name="T3">olv</text:span><text:span text:style-name="T3">e </text:span><text:span text:style-name="T3">var</text:span><text:span text:style-name="T3">iabl</text:span><text:span text:style-name="T3">es.</text:span></text:p>
          </draw:text-box>
        </draw:frame>
      </draw:page>
      <draw:page draw:name="V4" draw:style-name="dp1" draw:master-page-name="Default">
        <draw:frame draw:style-name="gr1" draw:text-style-name="P2" draw:layer="layout" svg:width="6.598cm" svg:height="2.731cm" svg:x="1cm" svg:y="1.003cm">
          <draw:text-box>
            <text:p text:style-name="P1"><text:span text:style-name="T1">Pr</text:span><text:span text:style-name="T1">og</text:span><text:span text:style-name="T1">ra</text:span><text:span text:style-name="T1">m </text:span><text:span text:style-name="T1">Ve</text:span><text:span text:style-name="T1">rs</text:span><text:span text:style-name="T1">io</text:span><text:span text:style-name="T1">n </text:span><text:span text:style-name="T1">4:</text:span></text:p>
            <text:p text:style-name="P1"><text:span text:style-name="T1">(1</text:span><text:span text:style-name="T1">) </text:span><text:span text:style-name="T1">mi</text:span><text:span text:style-name="T1">dd</text:span><text:span text:style-name="T1">le</text:span><text:span text:style-name="T1">(X</text:span><text:span text:style-name="T1">, </text:span><text:span text:style-name="T1">[X</text:span><text:span text:style-name="T1">])</text:span><text:span text:style-name="T1">.</text:span></text:p>
            <text:p text:style-name="P1"><text:span text:style-name="T1">(2</text:span><text:span text:style-name="T1">) </text:span><text:span text:style-name="T1">mi</text:span><text:span text:style-name="T1">dd</text:span><text:span text:style-name="T1">le</text:span><text:span text:style-name="T1">(X</text:span><text:span text:style-name="T1">, </text:span><text:span text:style-name="T1">[H</text:span><text:span text:style-name="T1">|</text:span><text:span text:style-name="T1">T]</text:span><text:span text:style-name="T1">) </text:span><text:span text:style-name="T1">:-</text:span></text:p>
            <text:p text:style-name="P1"><text:span text:style-name="T1">(3</text:span><text:span text:style-name="T1">) <text:s/></text:span><text:span text:style-name="T1"><text:s/></text:span><text:span text:style-name="T1">mi</text:span><text:span text:style-name="T1">dd</text:span><text:span text:style-name="T1">le</text:span><text:span text:style-name="T1">(X</text:span><text:span text:style-name="T1">, </text:span><text:span text:style-name="T1">M)</text:span><text:span text:style-name="T1">,</text:span></text:p>
            <text:p text:style-name="P1"><text:span text:style-name="T1">(4</text:span><text:span text:style-name="T1">) <text:s/></text:span><text:span text:style-name="T1"><text:s/></text:span><text:span text:style-name="T1">ap</text:span><text:span text:style-name="T1">pe</text:span><text:span text:style-name="T1">nd</text:span><text:span text:style-name="T1">(M</text:span><text:span text:style-name="T1">, </text:span><text:span text:style-name="T1">[L</text:span><text:span text:style-name="T1">], </text:span><text:span text:style-name="T1">T)</text:span><text:span text:style-name="T1">.</text:span></text:p>
          </draw:text-box>
        </draw:frame>
        <draw:custom-shape draw:style-name="gr2" draw:text-style-name="P4" xml:id="id16" draw:id="id16" draw:layer="layout" svg:width="6.35cm" svg:height="1.27cm" svg:x="8.62cm" svg:y="4.81cm">
          <text:p text:style-name="P3">?- middle(X, [a,b,c])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1.795cm" svg:y1="3.54cm" svg:x2="11.795cm" svg:y2="4.81cm">
          <text:p/>
        </draw:line>
        <draw:custom-shape draw:style-name="gr2" draw:text-style-name="P6" xml:id="id17" draw:id="id17" draw:layer="layout" svg:width="6.35cm" svg:height="1.27cm" svg:x="8.62cm" svg:y="8.62cm">
          <text:p text:style-name="P5"><text:span text:style-name="T1">--derivation failed--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795cm" svg:y1="6.08cm" svg:x2="11.795cm" svg:y2="8.62cm" draw:start-shape="id16" draw:start-glue-point="2" draw:end-shape="id17" draw:end-glue-point="0" svg:d="M11795 6080v2540" svg:viewBox="0 0 1 2541">
          <text:p text:style-name="P3">(1) {<text:span text:style-name="T2">ε</text:span>} <text:s/><text:s text:c="3"/><text:s text:c="3"/><text:s/></text:p>
        </draw:connector>
        <draw:custom-shape draw:style-name="gr4" draw:text-style-name="P4" xml:id="id18" draw:id="id18" draw:layer="layout" svg:width="10.16cm" svg:height="1.27cm" svg:x="16.24cm" svg:y="8.62cm">
          <text:p text:style-name="P3">:- middle(X, M), append(M, [L], [b,c])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1.795cm" svg:y1="6.08cm" svg:x2="21.32cm" svg:y2="8.62cm" draw:start-shape="id16" draw:start-glue-point="2" draw:end-shape="id18" svg:d="M11795 6080v1270h9525v1270" svg:viewBox="0 0 9526 2541">
          <text:p text:style-name="P3">(2) {H/a, T/[b,c}</text:p>
          <text:p text:style-name="P3"/>
          <text:p text:style-name="P3"/>
        </draw:connector>
        <draw:connector draw:style-name="gr3" draw:text-style-name="P7" draw:layer="layout" svg:x1="21.32cm" svg:y1="9.89cm" svg:x2="13.7cm" svg:y2="12.43cm" draw:start-shape="id18" draw:start-glue-point="2" draw:end-shape="id19" draw:end-glue-point="0" svg:d="M21320 9890v1270h-7620v1270" svg:viewBox="0 0 7621 2541">
          <text:p text:style-name="P3">(4) {M/[b], L/c}</text:p>
          <text:p text:style-name="P3"/>
          <text:p text:style-name="P3"><text:s text:c="3"/><text:s text:c="3"/><text:s text:c="3"/><text:s text:c="3"/><text:s/></text:p>
        </draw:connector>
        <draw:custom-shape draw:style-name="gr2" draw:text-style-name="P6" xml:id="id20" draw:id="id20" draw:layer="layout" svg:width="6.35cm" svg:height="1.27cm" svg:x="18.145cm" svg:y="12.43cm">
          <text:p text:style-name="P5"><text:span text:style-name="T1">--infinite derivation--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21.32cm" svg:y1="9.89cm" svg:x2="21.32cm" svg:y2="12.43cm" draw:start-shape="id18" draw:start-glue-point="2" draw:end-shape="id20" svg:d="M21320 9890v2540" svg:viewBox="0 0 1 2541">
          <text:p text:style-name="P3"><text:s text:c="3"/><text:s text:c="3"/><text:s text:c="3"/>(3) {<text:span text:style-name="T2">ε</text:span><text:span text:style-name="T2">}</text:span></text:p>
        </draw:connector>
        <draw:custom-shape draw:style-name="gr5" draw:text-style-name="P4" xml:id="id19" draw:id="id19" draw:layer="layout" svg:width="5.08cm" svg:height="1.27cm" svg:x="11.16cm" svg:y="12.43cm">
          <text:p text:style-name="P3">:- middle(X, [b])</text:p>
          <draw:enhanced-geometry svg:viewBox="0 0 21600 21600" draw:type="rectangle" draw:enhanced-path="M 0 0 L 21600 0 21600 21600 0 21600 0 0 Z N"/>
        </draw:custom-shape>
        <draw:custom-shape draw:style-name="gr2" draw:text-style-name="P6" xml:id="id21" draw:id="id21" draw:layer="layout" svg:width="6.35cm" svg:height="1.27cm" svg:x="10.525cm" svg:y="16.24cm">
          <text:p text:style-name="P5"><text:span text:style-name="T1">--</text:span><text:span text:style-name="T1">de</text:span><text:span text:style-name="T1">ri</text:span><text:span text:style-name="T1">va</text:span><text:span text:style-name="T1">ti</text:span><text:span text:style-name="T1">on </text:span><text:span text:style-name="T1">su</text:span><text:span text:style-name="T1">cc</text:span><text:span text:style-name="T1">es</text:span><text:span text:style-name="T1">s-</text:span><text:span text:style-name="T1">-</text:span></text:p>
          <draw:enhanced-geometry svg:viewBox="0 0 21600 21600" draw:type="rectangle" draw:enhanced-path="M 0 0 L 21600 0 21600 21600 0 21600 0 0 Z N"/>
        </draw:custom-shape>
        <draw:connector draw:style-name="gr3" draw:text-style-name="P7" draw:layer="layout" svg:x1="13.7cm" svg:y1="13.7cm" svg:x2="13.7cm" svg:y2="16.24cm" draw:start-shape="id19" draw:start-glue-point="2" draw:end-shape="id21" svg:d="M13700 13700v2540" svg:viewBox="0 0 1 2541">
          <text:p text:style-name="P3">(3,1) {X/b} <text:s/><text:s text:c="3"/><text:s text:c="3"/><text:s text:c="3"/><text:s text:c="2"/></text:p>
        </draw:connector>
        <draw:frame draw:style-name="gr10" draw:text-style-name="P9" draw:layer="layout" svg:width="8.89cm" svg:height="4.219cm" svg:x="17.51cm" svg:y="14.97cm">
          <draw:text-box>
            <text:p text:style-name="P8"><text:span text:style-name="T3">Fin</text:span><text:span text:style-name="T3">ally</text:span><text:span text:style-name="T3">, in </text:span><text:span text:style-name="T3">this </text:span><text:span text:style-name="T3">last </text:span><text:span text:style-name="T3">cas</text:span><text:span text:style-name="T3">e </text:span><text:span text:style-name="T3">of </text:span><text:span text:style-name="T3">the </text:span><text:span text:style-name="T3">firs</text:span><text:span text:style-name="T3">t </text:span><text:span text:style-name="T3">go</text:span><text:span text:style-name="T3">al </text:span><text:span text:style-name="T3">the </text:span><text:span text:style-name="T3">pro</text:span><text:span text:style-name="T3">gra</text:span><text:span text:style-name="T3">m </text:span><text:span text:style-name="T3">will </text:span><text:span text:style-name="T3">act</text:span><text:span text:style-name="T3">uall</text:span><text:span text:style-name="T3">y </text:span><text:span text:style-name="T3">be </text:span><text:span text:style-name="T3">abl</text:span><text:span text:style-name="T3">e </text:span><text:span text:style-name="T3">to </text:span><text:span text:style-name="T3">get </text:span><text:span text:style-name="T3">on</text:span><text:span text:style-name="T3">e </text:span><text:span text:style-name="T3">suc</text:span><text:span text:style-name="T3">ces</text:span><text:span text:style-name="T3">sful </text:span><text:span text:style-name="T3">der</text:span><text:span text:style-name="T3">ivat</text:span><text:span text:style-name="T3">ion </text:span><text:span text:style-name="T3">bef</text:span><text:span text:style-name="T3">ore </text:span><text:span text:style-name="T3">bei</text:span><text:span text:style-name="T3">ng </text:span><text:span text:style-name="T3">stu</text:span><text:span text:style-name="T3">ck </text:span><text:span text:style-name="T3">ag</text:span><text:span text:style-name="T3">ain </text:span><text:span text:style-name="T3">in </text:span><text:span text:style-name="T3">infi</text:span><text:span text:style-name="T3">nit</text:span><text:span text:style-name="T3">e </text:span><text:span text:style-name="T3">der</text:span><text:span text:style-name="T3">ivat</text:span><text:span text:style-name="T3">ion. </text:span><text:span text:style-name="T3">Sin</text:span><text:span text:style-name="T3">ce </text:span><text:span text:style-name="T3">the </text:span><text:span text:style-name="T3">bas</text:span><text:span text:style-name="T3">e </text:span><text:span text:style-name="T3">cas</text:span><text:span text:style-name="T3">e </text:span><text:span text:style-name="T3">ap</text:span><text:span text:style-name="T3">pe</text:span><text:span text:style-name="T3">ars </text:span><text:span text:style-name="T3">firs</text:span><text:span text:style-name="T3">t in </text:span><text:span text:style-name="T3">the </text:span><text:span text:style-name="T3">pro</text:span><text:span text:style-name="T3">g. </text:span><text:span text:style-name="T3">it </text:span><text:span text:style-name="T3">will </text:span><text:span text:style-name="T3">be </text:span><text:span text:style-name="T3">eva</text:span><text:span text:style-name="T3">lua</text:span><text:span text:style-name="T3">ted </text:span><text:span text:style-name="T3">firs</text:span><text:span text:style-name="T3">t, </text:span><text:span text:style-name="T3">an</text:span><text:span text:style-name="T3">d </text:span><text:span text:style-name="T3">‘ap</text:span><text:span text:style-name="T3">pe</text:span><text:span text:style-name="T3">nd’ </text:span><text:span text:style-name="T3">will </text:span><text:span text:style-name="T3">alr</text:span><text:span text:style-name="T3">ea</text:span><text:span text:style-name="T3">dy </text:span><text:span text:style-name="T3">hav</text:span><text:span text:style-name="T3">e </text:span><text:span text:style-name="T3">be</text:span><text:span text:style-name="T3">en </text:span><text:span text:style-name="T3">sub</text:span><text:span text:style-name="T3">stit</text:span><text:span text:style-name="T3">ute</text:span><text:span text:style-name="T3">d, </text:span><text:span text:style-name="T3">the </text:span><text:span text:style-name="T3">bas</text:span><text:span text:style-name="T3">e </text:span><text:span text:style-name="T3">cas</text:span><text:span text:style-name="T3">e </text:span><text:span text:style-name="T3">can </text:span><text:span text:style-name="T3">the</text:span><text:span text:style-name="T3">n </text:span><text:span text:style-name="T3">just </text:span><text:span text:style-name="T3">plu</text:span><text:span text:style-name="T3">g </text:span><text:span text:style-name="T3">val</text:span><text:span text:style-name="T3">ues </text:span><text:span text:style-name="T3">i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adornments="Book"/>
    <style:font-face style:name="DejaVu Sans Mono" svg:font-family="'DejaVu Sans Mono'" style:font-adornments="Book" style:font-pitch="fixed"/>
    <style:font-face style:name="DejaVu Sans Mono2" svg:font-family="'DejaVu Sans Mono'" style:font-adornments="Book" style:font-family-generic="modern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 Mono" fo:font-family="'DejaVu Sans Mono'" style:font-style-name="Book" style:font-pitch="fixed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20:11:12.948149085</meta:creation-date>
    <dc:date>2016-09-29T21:46:59.941106939</dc:date>
    <meta:editing-duration>PT1H34M12S</meta:editing-duration>
    <meta:editing-cycles>173</meta:editing-cycles>
    <meta:generator>LibreOffice/5.2.1.2$Linux_X86_64 LibreOffice_project/20m0$Build-2</meta:generator>
    <meta:document-statistic meta:object-count="52"/>
  </office:meta>
</office:document-meta>
</file>